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5cm" draw:fill="none" draw:textarea-vertical-align="middle"/>
    </style:style>
    <style:style style:name="gr6" style:family="graphic" style:parent-style-name="standard">
      <style:graphic-properties draw:textarea-horizontal-align="justify" draw:textarea-vertical-align="bottom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Comic Sans MS1" fo:font-size="30pt" style:font-size-asian="30pt" style:font-size-complex="18pt"/>
    </style:style>
    <style:style style:name="P3" style:family="paragraph">
      <style:paragraph-properties fo:text-align="center"/>
      <style:text-properties style:font-name="Comic Sans MS1" fo:font-size="25pt" style:font-size-asian="25pt" style:font-size-complex="18pt"/>
    </style:style>
    <style:style style:name="P4" style:family="paragraph">
      <style:text-properties fo:font-size="25pt" style:font-size-asian="25pt" style:font-size-complex="25pt"/>
    </style:style>
    <style:style style:name="T1" style:family="text">
      <style:text-properties style:font-name="Comic Sans MS1" fo:font-size="30pt" style:font-size-asian="30pt" style:font-size-complex="18pt"/>
    </style:style>
    <style:style style:name="T2" style:family="text">
      <style:text-properties style:font-name="Comic Sans MS1" fo:font-size="25pt" style:font-size-asian="25pt" style:font-size-complex="18pt"/>
    </style:style>
    <style:style style:name="T3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3" draw:id="id13" draw:layer="layout" svg:width="0.8cm" svg:height="0.7cm" svg:x="10.6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0.8cm" svg:height="0.7cm" svg:x="7.8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5cm" svg:y1="7.3cm" svg:x2="28.2cm" svg:y2="7.3cm">
          <text:p/>
        </draw:line>
        <draw:frame draw:style-name="gr3" draw:text-style-name="P2" draw:layer="layout" svg:width="3.258cm" svg:height="1.728cm" svg:x="1.8cm" svg:y="7.7cm">
          <draw:text-box>
            <text:p><text:span text:style-name="T1">C</text:span><text:span text:style-name="T1">言語</text:span></text:p>
          </draw:text-box>
        </draw:frame>
        <draw:frame draw:style-name="gr3" draw:text-style-name="P2" draw:layer="layout" svg:width="3.639cm" svg:height="1.728cm" svg:x="1.6cm" svg:y="5.3cm">
          <draw:text-box>
            <text:p><text:span text:style-name="T1">OCaml</text:span></text:p>
          </draw:text-box>
        </draw:frame>
        <draw:custom-shape draw:style-name="gr4" draw:text-style-name="P3" xml:id="id7" draw:id="id7" draw:layer="layout" svg:width="7.3cm" svg:height="1.369cm" svg:x="5.3cm" svg:y="3.3cm">
          <text:p text:style-name="P1"><text:span text:style-name="T2">%string_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" draw:id="id6" draw:layer="layout" svg:width="6.9cm" svg:height="1.369cm" svg:x="1.2cm" svg:y="1.131cm">
          <text:p text:style-name="P1"><text:span text:style-name="T2">“</text:span><text:span text:style-name="T2">Hello world!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8.388cm" svg:height="1.369cm" svg:x="4.012cm" svg:y="9.431cm">
          <text:p text:style-name="P1"><text:span text:style-name="T2">caml_ml_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13.4cm" svg:height="1.369cm" svg:x="13.9cm" svg:y="18.331cm">
          <text:p text:style-name="P1"><text:span text:style-name="T2">caml_ml_open_descriptor_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4.29cm" svg:height="1.369cm" svg:x="22.61cm" svg:y="3.131cm">
          <text:p text:style-name="P1"><text:span text:style-name="T2">std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7.3cm" svg:y1="19.015cm" svg:x2="26.9cm" svg:y2="3.815cm" draw:start-shape="id1" draw:start-glue-point="1" draw:end-shape="id2" svg:d="m27300 19015c826 0 1026-15200-400-15200" svg:viewBox="0 0 1047 15201">
          <text:p/>
        </draw:connector>
        <draw:custom-shape draw:style-name="gr4" draw:text-style-name="P3" xml:id="id4" draw:id="id4" draw:layer="layout" svg:width="10cm" svg:height="1.369cm" svg:x="12.9cm" svg:y="10cm">
          <text:p text:style-name="P1"><text:span text:style-name="T2">caml_ml_output_ch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6.788cm" svg:height="1.369cm" svg:x="20.712cm" svg:y="8.3cm">
          <text:p text:style-name="P1"><text:span text:style-name="T2">caml_ml_flu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4.755cm" svg:y1="4.5cm" svg:x2="24.106cm" svg:y2="8.3cm" draw:start-shape="id2" draw:start-glue-point="2" draw:end-shape="id3" draw:end-glue-point="0" svg:d="m24755 4500c0 2850-649 950-649 3800" svg:viewBox="0 0 650 3801">
          <text:p/>
        </draw:connector>
        <draw:connector draw:style-name="gr5" draw:text-style-name="P1" draw:layer="layout" draw:type="curve" svg:x1="22.61cm" svg:y1="3.815cm" svg:x2="17.9cm" svg:y2="10cm" draw:start-shape="id2" draw:start-glue-point="3" draw:end-shape="id4" draw:end-glue-point="0" svg:d="m22610 3815c-3140 0-4710 2061-4710 6185" svg:viewBox="0 0 4711 6186">
          <text:p/>
        </draw:connector>
        <draw:connector draw:style-name="gr5" draw:text-style-name="P1" draw:layer="layout" draw:type="curve" svg:x1="22.61cm" svg:y1="3.815cm" svg:x2="8.206cm" svg:y2="9.431cm" draw:start-shape="id2" draw:start-glue-point="3" draw:end-shape="id5" draw:end-glue-point="0" svg:d="m22610 3815c-9603 0-14404 1872-14404 5616" svg:viewBox="0 0 14405 5617">
          <text:p/>
        </draw:connector>
        <draw:connector draw:style-name="gr5" draw:text-style-name="P1" draw:layer="layout" draw:type="curve" svg:x1="4.65cm" svg:y1="2.5cm" svg:x2="8.206cm" svg:y2="9.431cm" draw:start-shape="id6" draw:start-glue-point="2" draw:end-shape="id5" draw:end-glue-point="0" svg:d="m4650 2500c0 5197 3556 1732 3556 6931" svg:viewBox="0 0 3557 6932">
          <text:p/>
        </draw:connector>
        <draw:connector draw:style-name="gr5" draw:text-style-name="P1" draw:layer="layout" draw:type="curve" svg:x1="8.1cm" svg:y1="1.815cm" svg:x2="8.95cm" svg:y2="3.3cm" draw:start-shape="id6" draw:start-glue-point="1" draw:end-shape="id7" draw:end-glue-point="0" svg:d="m8100 1815c567 0 850 495 850 1485" svg:viewBox="0 0 851 1486">
          <text:p/>
        </draw:connector>
        <draw:connector draw:style-name="gr5" draw:text-style-name="P1" draw:layer="layout" draw:type="curve" svg:x1="8.95cm" svg:y1="4.669cm" svg:x2="8.206cm" svg:y2="9.431cm" draw:start-shape="id7" draw:start-glue-point="2" draw:end-shape="id5" svg:d="m8950 4669c0 3570-744 1189-744 4762" svg:viewBox="0 0 745 4763">
          <text:p/>
        </draw:connector>
        <draw:custom-shape draw:style-name="gr4" draw:text-style-name="P3" xml:id="id8" draw:id="id8" draw:layer="layout" svg:width="2.528cm" svg:height="1.369cm" svg:x="14.972cm" svg:y="5.131cm">
          <text:p text:style-name="P1"><text:span text:style-name="T2">'\n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6.236cm" svg:y1="6.5cm" svg:x2="17.9cm" svg:y2="10cm" draw:start-shape="id8" draw:start-glue-point="2" draw:end-shape="id4" draw:end-glue-point="0" svg:d="m16236 6500c0 2625 1664 875 1664 3500" svg:viewBox="0 0 1665 3501">
          <text:p/>
        </draw:connector>
        <draw:frame draw:style-name="gr3" draw:text-style-name="P4" draw:layer="layout" svg:width="5.785cm" svg:height="1.369cm" svg:x="17.915cm" svg:y="15.931cm">
          <draw:text-box>
            <text:p><text:span text:style-name="T3">バッファ登録</text:span></text:p>
          </draw:text-box>
        </draw:frame>
        <draw:custom-shape draw:style-name="gr6" draw:text-style-name="P3" xml:id="id9" draw:id="id9" draw:layer="layout" svg:width="12.2cm" svg:height="4.6cm" svg:x="1.3cm" svg:y="14.7cm">
          <text:p text:style-name="P1"><text:span text:style-name="T2">caml_all_opened_chan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0.6cm" svg:y1="18.331cm" svg:x2="13.5cm" svg:y2="17cm" draw:start-shape="id1" draw:start-glue-point="0" draw:end-shape="id9" draw:end-glue-point="1" svg:d="m20600 18331c0-888-2366-1331-7100-1331" svg:viewBox="0 0 7101 1332">
          <text:p/>
        </draw:connector>
        <draw:custom-shape draw:style-name="gr4" draw:text-style-name="P3" xml:id="id10" draw:id="id10" draw:layer="layout" svg:width="7.4cm" svg:height="1.369cm" svg:x="4.5cm" svg:y="12.3cm">
          <text:p text:style-name="P1"><text:span text:style-name="T2">caml_put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1" draw:id="id11" draw:layer="layout" svg:width="4.4cm" svg:height="1.369cm" svg:x="15.7cm" svg:y="12.931cm">
          <text:p text:style-name="P3">put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8.206cm" svg:y1="10.8cm" svg:x2="8.2cm" svg:y2="12.3cm" draw:start-shape="id5" draw:start-glue-point="2" draw:end-shape="id10" svg:d="m8206 10800c0 1125-6 375-6 1500" svg:viewBox="0 0 7 1501">
          <text:p/>
        </draw:connector>
        <draw:connector draw:style-name="gr5" draw:text-style-name="P1" draw:layer="layout" draw:type="curve" svg:x1="17.9cm" svg:y1="11.369cm" svg:x2="17.9cm" svg:y2="12.931cm" draw:start-shape="id4" draw:start-glue-point="2" draw:end-shape="id11" svg:d="m17900 11369v1562" svg:viewBox="0 0 1 1563">
          <text:p/>
        </draw:connector>
        <draw:custom-shape draw:style-name="gr4" draw:text-style-name="P3" draw:layer="layout" svg:width="10cm" svg:height="1.369cm" svg:x="2.4cm" svg:y="15.931cm">
          <text:p text:style-name="P1"><text:span text:style-name="T2">struct channel#cur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8.2cm" svg:y1="13.669cm" svg:x2="8.2cm" svg:y2="16cm" draw:start-shape="id10" draw:start-glue-point="2" draw:end-shape="id12" draw:end-glue-point="0" svg:d="m8200 13669v2331" svg:viewBox="0 0 1 2332">
          <text:p/>
        </draw:connector>
        <draw:connector draw:style-name="gr5" draw:text-style-name="P1" draw:layer="layout" draw:type="curve" svg:x1="15.7cm" svg:y1="13.615cm" svg:x2="11cm" svg:y2="16cm" draw:start-shape="id11" draw:start-glue-point="3" draw:end-shape="id13" draw:end-glue-point="0" svg:d="m15700 13615c-3134 0-4700 795-4700 2385" svg:viewBox="0 0 4701 23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8-22T17:44:46.984977356</meta:creation-date>
    <dc:date>2013-08-23T01:32:49.320046329</dc:date>
    <dc:creator>Okabe Kiwamu</dc:creator>
    <meta:editing-duration>PT3H34M10S</meta:editing-duration>
    <meta:editing-cycles>206</meta:editing-cycles>
    <meta:generator>LibreOffice/4.1.0.4$Linux_X86_64 LibreOffice_project/410m0$Build-4</meta:generator>
    <meta:document-statistic meta:object-count="31"/>
  </office:meta>
</office:document-meta>
</file>